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"&lt;p&gt;Ke&lt;/p&gt;","&lt;p&gt;Co&lt;/p&gt;","&lt;p&gt;Wa&lt;/p&gt;","&lt;p&gt;Sm&lt;/p&gt;","&lt;p&gt;Ki&lt;/p&gt;","&lt;p&gt;Gü&lt;/p&gt;","&lt;p&gt;He&lt;/p&gt;","&lt;p&gt;Stk&lt;/p&gt;","","","","","&lt;p&gt;Eh&lt;/p&gt;","","&lt;p&gt;Ke&lt;/p&gt;","&lt;p&gt;Co&lt;/p&gt;","&lt;p&gt;Wa&lt;/p&gt;","&lt;p&gt;Sm&lt;/p&gt;","&lt;p&gt;Ki&lt;/p&gt;","&lt;p&gt;Gü&lt;/p&gt;","&lt;p&gt;He&lt;/p&gt;","&lt;p&gt;Stk&lt;/p&gt;","","","","","&lt;p&gt;Eh&lt;/p&gt;","","&lt;p&gt;Gü&lt;/p&gt;","&lt;p&gt;Ki&lt;/p&gt;","&lt;p&gt;Ze&lt;/p&gt;","&lt;p&gt;Ke&lt;/p&gt;","&lt;p&gt;So&lt;/p&gt;","&lt;p&gt;Cle&lt;/p&gt;&lt;p&gt;Fun&lt;/p&gt;&lt;p&gt;RoP&lt;/p&gt;","&lt;p&gt;Wa&lt;/p&gt;&lt;p&gt;Zw&lt;/p&gt;","&lt;p&gt;Fr&lt;/p&gt;&lt;p&gt;Ne&lt;/p&gt;","","","","","&lt;p&gt;San&lt;/p&gt;","","&lt;p&gt;Gü&lt;/p&gt;","&lt;p&gt;Co&lt;/p&gt;","&lt;p&gt;Wa&lt;/p&gt;","&lt;p&gt;He&lt;/p&gt;&lt;p&gt;Zw&lt;/p&gt;","&lt;p&gt;Ki&lt;/p&gt;","&lt;p&gt;Cle&lt;/p&gt;&lt;p&gt;Fun&lt;/p&gt;&lt;p&gt;RoP&lt;/p&gt;","&lt;p&gt;Eh&lt;/p&gt;&lt;p&gt;Hä&lt;/p&gt;","&lt;p&gt;Stk&lt;/p&gt;","&lt;p&gt;Pa&lt;/p&gt;&lt;p&gt;Ne&lt;/p&gt;","&lt;p&gt;So&lt;/p&gt;&lt;p&gt;Ze&lt;/p&gt;","&lt;p&gt;PM&lt;/p&gt;&lt;p&gt;Ste&lt;/p&gt;","&lt;p&gt;Fr&lt;/p&gt;","&lt;p&gt;San&lt;/p&gt;","","&lt;p&gt;Pa&lt;/p&gt;","&lt;p&gt;Co&lt;/p&gt;&lt;p&gt;Ne&lt;/p&gt;","&lt;p&gt;Ki&lt;/p&gt;","&lt;p&gt;Sm&lt;/p&gt;","&lt;p&gt;Gü&lt;/p&gt;&lt;p&gt;Zw&lt;/p&gt;","","&lt;p&gt;Cle&lt;/p&gt;&lt;p&gt;Fun&lt;/p&gt;&lt;p&gt;RoP&lt;/p&gt;","","&lt;p&gt;Eh&lt;/p&gt;&lt;p&gt;San&lt;/p&gt;","&lt;p&gt;Ze&lt;/p&gt;&lt;p&gt;So&lt;/p&gt;","&lt;p&gt;Fr&lt;/p&gt;&lt;p&gt;Hä&lt;/p&gt;","&lt;p&gt;Wo&lt;/p&gt;&lt;p&gt;Ste&lt;/p&gt;","&lt;p&gt;Lb&lt;/p&gt;","&lt;p&gt;Cla&lt;/p&gt;","","","&lt;p&gt;Pa&lt;/p&gt;&lt;p&gt;Hä&lt;/p&gt;","","&lt;p&gt;Ze&lt;/p&gt;","&lt;p&gt;Gü&lt;/p&gt;&lt;p&gt;Zw&lt;/p&gt;","&lt;p&gt;Cle&lt;/p&gt;&lt;p&gt;Fun&lt;/p&gt;&lt;p&gt;RoP&lt;/p&gt;","&lt;p&gt;So&lt;/p&gt;&lt;p&gt;Fr&lt;/p&gt;","","","","","&lt;p&gt;Lb&lt;/p&gt;","&lt;p&gt;Cla&lt;/p&gt;","","","","","","&lt;p&gt;Ne&lt;/p&gt;&lt;p&gt;Ze&lt;/p&gt;","","","","","","","","","","","","","","&lt;p&gt;Ze&lt;/p&gt;&lt;p&gt;Ne&lt;/p&gt;","&lt;p&gt;Hä&lt;/p&gt;","","","","","","&lt;p&gt;Sod&lt;/p&gt;","&lt;p&gt;Gre&lt;/p&gt;","","","","","","","","","&lt;p&gt;Co&lt;/p&gt;","&lt;p&gt;Pa&lt;/p&gt;","&lt;p&gt;San&lt;/p&gt;","&lt;p&gt;Sc&lt;/p&gt;","&lt;p&gt;Sod&lt;/p&gt;","&lt;p&gt;Gre&lt;/p&gt;","","","","","","","","","","","","","&lt;p&gt;Sod&lt;/p&gt;","","&lt;p&gt;Ke&lt;/p&gt;","&lt;p&gt;Co&lt;/p&gt;","&lt;p&gt;Wa&lt;/p&gt;","&lt;p&gt;Sm&lt;/p&gt;","&lt;p&gt;Ki&lt;/p&gt;","&lt;p&gt;Gü&lt;/p&gt;","&lt;p&gt;He&lt;/p&gt;","&lt;p&gt;Stk&lt;/p&gt;","","","","","&lt;p&gt;Eh&lt;/p&gt;","","&lt;p&gt;Ke&lt;/p&gt;","&lt;p&gt;Co&lt;/p&gt;","&lt;p&gt;Wa&lt;/p&gt;","&lt;p&gt;Sm&lt;/p&gt;","&lt;p&gt;Ki&lt;/p&gt;","&lt;p&gt;Gü&lt;/p&gt;","&lt;p&gt;He&lt;/p&gt;","&lt;p&gt;Stk&lt;/p&gt;","","","","","&lt;p&gt;Eh&lt;/p&gt;","","&lt;p&gt;Ke&lt;/p&gt;","&lt;p&gt;He&lt;/p&gt;&lt;p&gt;Zw&lt;/p&gt;","&lt;p&gt;Ki&lt;/p&gt;","&lt;p&gt;Sm&lt;/p&gt;","&lt;p&gt;PM&lt;/p&gt;","&lt;p&gt;San&lt;/p&gt;&lt;p&gt;Gü&lt;/p&gt;","&lt;p&gt;Eh&lt;/p&gt;&lt;p&gt;Ze&lt;/p&gt;","&lt;p&gt;Fr&lt;/p&gt;&lt;p&gt;So&lt;/p&gt;","","","","","&lt;p&gt;Pa&lt;/p&gt;","","&lt;p&gt;He&lt;/p&gt;&lt;p&gt;Zw&lt;/p&gt;","&lt;p&gt;Co&lt;/p&gt;","&lt;p&gt;Wa&lt;/p&gt;","&lt;p&gt;Fr&lt;/p&gt;","&lt;p&gt;PM&lt;/p&gt;","&lt;p&gt;Gü&lt;/p&gt;&lt;p&gt;San&lt;/p&gt;","&lt;p&gt;Ze&lt;/p&gt;&lt;p&gt;Eh&lt;/p&gt;","&lt;p&gt;So&lt;/p&gt;&lt;p&gt;Sc&lt;/p&gt;","&lt;p&gt;RoP&lt;/p&gt;&lt;p&gt;Lo&lt;/p&gt;","&lt;p&gt;Sod&lt;/p&gt;","&lt;p&gt;Ste&lt;/p&gt;&lt;p&gt;Ba&lt;/p&gt;","&lt;p&gt;Ne&lt;/p&gt;","&lt;p&gt;Pa&lt;/p&gt;","","&lt;p&gt;Fr&lt;/p&gt;","&lt;p&gt;San&lt;/p&gt;","&lt;p&gt;Gü&lt;/p&gt;&lt;p&gt;Zw&lt;/p&gt;","&lt;p&gt;Ke&lt;/p&gt;","&lt;p&gt;So&lt;/p&gt;","&lt;p&gt;Ze&lt;/p&gt;","&lt;p&gt;PM&lt;/p&gt;","","","","","","&lt;p&gt;Sod&lt;/p&gt;","&lt;p&gt;Gre&lt;/p&gt;","","","&lt;p&gt;Ze&lt;/p&gt;","","&lt;p&gt;Ki&lt;/p&gt;","&lt;p&gt;So&lt;/p&gt;&lt;p&gt;Ne&lt;/p&gt;","&lt;p&gt;PM&lt;/p&gt;","&lt;p&gt;He&lt;/p&gt;&lt;p&gt;Zw&lt;/p&gt;","","","","","&lt;p&gt;Sod&lt;/p&gt;","&lt;p&gt;Gre&lt;/p&gt;","","","","","","","","&lt;p&gt;Cle&lt;/p&gt;&lt;p&gt;Fun&lt;/p&gt;&lt;p&gt;RoP&lt;/p&gt;","","","","","","","","","","","","","","&lt;p&gt;Cle&lt;/p&gt;&lt;p&gt;Fun&lt;/p&gt;&lt;p&gt;RoP&lt;/p&gt;","","","","","&lt;p&gt;Gre&lt;/p&gt;","&lt;p&gt;Ste&lt;/p&gt;","","","","","","","","","","","","","&lt;p&gt;Gre&lt;/p&gt;","&lt;p&gt;Ste&lt;/p&gt;","","","","","","","","","","","","","","","&lt;p&gt;Ke&lt;/p&gt;","&lt;p&gt;Co&lt;/p&gt;","&lt;p&gt;Wa&lt;/p&gt;","&lt;p&gt;Sm&lt;/p&gt;","&lt;p&gt;Ki&lt;/p&gt;","&lt;p&gt;Gü&lt;/p&gt;","&lt;p&gt;He&lt;/p&gt;","&lt;p&gt;Stk&lt;/p&gt;","","","","","&lt;p&gt;Cla&lt;/p&gt;&lt;p&gt;Lb&lt;/p&gt;","","&lt;p&gt;Ke&lt;/p&gt;","&lt;p&gt;Co&lt;/p&gt;","&lt;p&gt;Wa&lt;/p&gt;","&lt;p&gt;Sm&lt;/p&gt;","&lt;p&gt;Ki&lt;/p&gt;","&lt;p&gt;Gü&lt;/p&gt;","&lt;p&gt;He&lt;/p&gt;","&lt;p&gt;Stk&lt;/p&gt;","","","","","&lt;p&gt;Cla&lt;/p&gt;&lt;p&gt;Lb&lt;/p&gt;","","&lt;p&gt;Fr&lt;/p&gt;","&lt;p&gt;San&lt;/p&gt;","&lt;p&gt;Ki&lt;/p&gt;","&lt;p&gt;Ke&lt;/p&gt;","&lt;p&gt;Ze&lt;/p&gt;","&lt;p&gt;Ne&lt;/p&gt;&lt;p&gt;So&lt;/p&gt;","&lt;p&gt;He&lt;/p&gt;","&lt;p&gt;PM&lt;/p&gt;","","","","","&lt;p&gt;Pa&lt;/p&gt;","","&lt;p&gt;Ke&lt;/p&gt;","&lt;p&gt;Wa&lt;/p&gt;","&lt;p&gt;Ki&lt;/p&gt;","&lt;p&gt;Sm&lt;/p&gt;","&lt;p&gt;Stk&lt;/p&gt;","&lt;p&gt;San&lt;/p&gt;","&lt;p&gt;Eh&lt;/p&gt;&lt;p&gt;Ze&lt;/p&gt;","&lt;p&gt;PM&lt;/p&gt;","&lt;p&gt;He&lt;/p&gt;","&lt;p&gt;Sc&lt;/p&gt;&lt;p&gt;So&lt;/p&gt;","&lt;p&gt;Fr&lt;/p&gt;","&lt;p&gt;Ste&lt;/p&gt;&lt;p&gt;Wo&lt;/p&gt;","&lt;p&gt;Pa&lt;/p&gt;","","&lt;p&gt;Ke&lt;/p&gt;","&lt;p&gt;Ki&lt;/p&gt;","&lt;p&gt;Hä&lt;/p&gt;&lt;p&gt;Pa&lt;/p&gt;","&lt;p&gt;Lb&lt;/p&gt;","&lt;p&gt;Ze&lt;/p&gt;","&lt;p&gt;Cle&lt;/p&gt;&lt;p&gt;Fun&lt;/p&gt;&lt;p&gt;RoP&lt;/p&gt;","","&lt;p&gt;Ne&lt;/p&gt;","&lt;p&gt;PM&lt;/p&gt;","&lt;p&gt;So&lt;/p&gt;&lt;p&gt;Sc&lt;/p&gt;","&lt;p&gt;Eh&lt;/p&gt;","&lt;p&gt;Fr&lt;/p&gt;","&lt;p&gt;Gre&lt;/p&gt;","&lt;p&gt;Ste&lt;/p&gt;","","","","&lt;p&gt;Lb&lt;/p&gt;","","&lt;p&gt;Cle&lt;/p&gt;&lt;p&gt;Fun&lt;/p&gt;&lt;p&gt;RoP&lt;/p&gt;","&lt;p&gt;Hä&lt;/p&gt;&lt;p&gt;Eh&lt;/p&gt;","&lt;p&gt;Sc&lt;/p&gt;&lt;p&gt;So&lt;/p&gt;","&lt;p&gt;PM&lt;/p&gt;","&lt;p&gt;Wo&lt;/p&gt;&lt;p&gt;Sod&lt;/p&gt;","","","&lt;p&gt;Gre&lt;/p&gt;","&lt;p&gt;Ste&lt;/p&gt;","","","","","","","&lt;p&gt;Cle&lt;/p&gt;&lt;p&gt;Fun&lt;/p&gt;&lt;p&gt;RoP&lt;/p&gt;","&lt;p&gt;Ne&lt;/p&gt;","","&lt;p&gt;Ze&lt;/p&gt;","&lt;p&gt;Lb&lt;/p&gt;&lt;p&gt;Lo&lt;/p&gt;&lt;p&gt;Cla&lt;/p&gt;","","","","","","","","","&lt;p&gt;PM&lt;/p&gt;","&lt;p&gt;Cle&lt;/p&gt;&lt;p&gt;Fun&lt;/p&gt;&lt;p&gt;RoP&lt;/p&gt;","","&lt;p&gt;San&lt;/p&gt;&lt;p&gt;Eh&lt;/p&gt;","&lt;p&gt;Ze&lt;/p&gt;","","","&lt;p&gt;Sod&lt;/p&gt;","&lt;p&gt;Gre&lt;/p&gt;","","","","","","&lt;p&gt;PM&lt;/p&gt;","","","","","","","&lt;p&gt;Sod&lt;/p&gt;","&lt;p&gt;Gre&lt;/p&gt;","","","","","","","","","","","","","&lt;p&gt;Gre&lt;/p&gt;","","&lt;p&gt;Ke&lt;/p&gt;","&lt;p&gt;Co&lt;/p&gt;","&lt;p&gt;Wa&lt;/p&gt;","&lt;p&gt;Sm&lt;/p&gt;","&lt;p&gt;Ki&lt;/p&gt;","&lt;p&gt;Gü&lt;/p&gt;","&lt;p&gt;He&lt;/p&gt;","&lt;p&gt;Stk&lt;/p&gt;","","","","","&lt;p&gt;Eh&lt;/p&gt;","","&lt;p&gt;Ke&lt;/p&gt;","&lt;p&gt;Co&lt;/p&gt;","&lt;p&gt;Wa&lt;/p&gt;","&lt;p&gt;Sm&lt;/p&gt;","&lt;p&gt;Ki&lt;/p&gt;","&lt;p&gt;Gü&lt;/p&gt;","&lt;p&gt;He&lt;/p&gt;","&lt;p&gt;Stk&lt;/p&gt;","","","","","&lt;p&gt;Eh&lt;/p&gt;","","&lt;p&gt;Pa&lt;/p&gt;","&lt;p&gt;San&lt;/p&gt;","&lt;p&gt;PM&lt;/p&gt;","&lt;p&gt;Sm&lt;/p&gt;","&lt;p&gt;Gü&lt;/p&gt;","&lt;p&gt;Wa&lt;/p&gt;","&lt;p&gt;Eh&lt;/p&gt;&lt;p&gt;Ze&lt;/p&gt;","&lt;p&gt;So&lt;/p&gt;&lt;p&gt;Fr&lt;/p&gt;","","","","","&lt;p&gt;Lb&lt;/p&gt;","&lt;p&gt;Cla&lt;/p&gt;","&lt;p&gt;Fr&lt;/p&gt;","&lt;p&gt;Ki&lt;/p&gt;","&lt;p&gt;PM&lt;/p&gt;","&lt;p&gt;Sm&lt;/p&gt;","&lt;p&gt;Gü&lt;/p&gt;","&lt;p&gt;So&lt;/p&gt;","&lt;p&gt;He&lt;/p&gt;","&lt;p&gt;Sc&lt;/p&gt;&lt;p&gt;Stk&lt;/p&gt;","&lt;p&gt;Ne&lt;/p&gt;&lt;p&gt;Pa&lt;/p&gt;","&lt;p&gt;Ze&lt;/p&gt;","&lt;p&gt;Ba&lt;/p&gt;&lt;p&gt;Ste&lt;/p&gt;","&lt;p&gt;Eh&lt;/p&gt;","&lt;p&gt;Lb&lt;/p&gt;","&lt;p&gt;Cla&lt;/p&gt;","&lt;p&gt;Wa&lt;/p&gt;","&lt;p&gt;Ne&lt;/p&gt;&lt;p&gt;Co&lt;/p&gt;","&lt;p&gt;Ki&lt;/p&gt;","&lt;p&gt;Fr&lt;/p&gt;","&lt;p&gt;So&lt;/p&gt;","&lt;p&gt;Pa&lt;/p&gt;&lt;<text:soft-page-break/>p&gt;San&lt;/p&gt;","&lt;p&gt;Sc&lt;/p&gt;&lt;p&gt;Stk&lt;/p&gt;","&lt;p&gt;Cle&lt;/p&gt;&lt;p&gt;Fun&lt;/p&gt;&lt;p&gt;RoP&lt;/p&gt;","&lt;p&gt;Ba&lt;/p&gt;","&lt;p&gt;PM&lt;/p&gt;","","&lt;p&gt;Eh&lt;/p&gt;","&lt;p&gt;Gre&lt;/p&gt;","&lt;p&gt;Ste&lt;/p&gt;","","","","","&lt;p&gt;Ze&lt;/p&gt;","","","&lt;p&gt;Cle&lt;/p&gt;&lt;p&gt;Fun&lt;/p&gt;&lt;p&gt;RoP&lt;/p&gt;","","&lt;p&gt;PM&lt;/p&gt;","&lt;p&gt;Fr&lt;/p&gt;","","&lt;p&gt;Gre&lt;/p&gt;","&lt;p&gt;Ste&lt;/p&gt;","","","","","","","","","&lt;p&gt;San&lt;/p&gt;","","&lt;p&gt;PM&lt;/p&gt;","&lt;p&gt;Fr&lt;/p&gt;","","","","","","","","","","","","","&lt;p&gt;PM&lt;/p&gt;","&lt;p&gt;Fr&lt;/p&gt;&lt;p&gt;Ne&lt;/p&gt;","","","","","","","","","","","","","","&lt;p&gt;He&lt;/p&gt;","","","","","","","","","","","","","","","","","&lt;p&gt;Ke&lt;/p&gt;","&lt;p&gt;Co&lt;/p&gt;","&lt;p&gt;Wa&lt;/p&gt;","&lt;p&gt;Sm&lt;/p&gt;","&lt;p&gt;Ki&lt;/p&gt;","&lt;p&gt;Gü&lt;/p&gt;","&lt;p&gt;He&lt;/p&gt;","&lt;p&gt;Stk&lt;/p&gt;","","","","","&lt;p&gt;Gre&lt;/p&gt;","","&lt;p&gt;Ke&lt;/p&gt;","&lt;p&gt;Co&lt;/p&gt;","&lt;p&gt;Wa&lt;/p&gt;","&lt;p&gt;Sm&lt;/p&gt;","&lt;p&gt;Ki&lt;/p&gt;","&lt;p&gt;Gü&lt;/p&gt;","&lt;p&gt;He&lt;/p&gt;","&lt;p&gt;Stk&lt;/p&gt;","","","","","&lt;p&gt;Gre&lt;/p&gt;","","&lt;p&gt;Ke&lt;/p&gt;","&lt;p&gt;Ki&lt;/p&gt;","&lt;p&gt;Ze&lt;/p&gt;","&lt;p&gt;Fr&lt;/p&gt;","&lt;p&gt;Wa&lt;/p&gt;","&lt;p&gt;So&lt;/p&gt;","&lt;p&gt;Cle&lt;/p&gt;&lt;p&gt;Fun&lt;/p&gt;&lt;p&gt;RoP&lt;/p&gt;","&lt;p&gt;Stk&lt;/p&gt;","","","","","&lt;p&gt;San&lt;/p&gt;","","&lt;p&gt;Ke&lt;/p&gt;","&lt;p&gt;Ki&lt;/p&gt;","&lt;p&gt;Pa&lt;/p&gt;","&lt;p&gt;PM&lt;/p&gt;","&lt;p&gt;Stk&lt;/p&gt;","&lt;p&gt;Ze&lt;/p&gt;","&lt;p&gt;Cle&lt;/p&gt;&lt;p&gt;Fun&lt;/p&gt;&lt;p&gt;RoP&lt;/p&gt;","&lt;p&gt;Ne&lt;/p&gt;&lt;p&gt;Fr&lt;/p&gt;","&lt;p&gt;Lo&lt;/p&gt;&lt;p&gt;Ba&lt;/p&gt;","&lt;p&gt;So&lt;/p&gt;&lt;p&gt;Hä&lt;/p&gt;","","&lt;p&gt;Sc&lt;/p&gt;","&lt;p&gt;San&lt;/p&gt;","","&lt;p&gt;Ke&lt;/p&gt;","&lt;p&gt;Co&lt;/p&gt;","&lt;p&gt;Wa&lt;/p&gt;","&lt;p&gt;PM&lt;/p&gt;","&lt;p&gt;Stk&lt;/p&gt;","&lt;p&gt;Cle&lt;/p&gt;&lt;p&gt;Fun&lt;/p&gt;&lt;p&gt;RoP&lt;/p&gt;","&lt;p&gt;Sc&lt;/p&gt;&lt;p&gt;Ze&lt;/p&gt;","","&lt;p&gt;San&lt;/p&gt;&lt;p&gt;Eh&lt;/p&gt;","&lt;p&gt;Hä&lt;/p&gt;&lt;p&gt;So&lt;/p&gt;","&lt;p&gt;Pa&lt;/p&gt;","&lt;p&gt;Fr&lt;/p&gt;","&lt;p&gt;Cla&lt;/p&gt;","&lt;p&gt;Lb&lt;/p&gt;","","","","","","&lt;p&gt;Cle&lt;/p&gt;&lt;p&gt;Fun&lt;/p&gt;&lt;p&gt;RoP&lt;/p&gt;","&lt;p&gt;Ze&lt;/p&gt;&lt;p&gt;Sc&lt;/p&gt;","&lt;p&gt;Fr&lt;/p&gt;&lt;p&gt;So&lt;/p&gt;","","","","&lt;p&gt;Eh&lt;/p&gt;","&lt;p&gt;Cla&lt;/p&gt;","&lt;p&gt;Lb&lt;/p&gt;","","","","","","","","&lt;p&gt;Cle&lt;/p&gt;&lt;p&gt;Fun&lt;/p&gt;&lt;p&gt;RoP&lt;/p&gt;","&lt;p&gt;Eh&lt;/p&gt;&lt;p&gt;San&lt;/p&gt;","&lt;p&gt;Sod&lt;/p&gt;&lt;p&gt;Wo&lt;/p&gt;","&lt;p&gt;Hä&lt;/p&gt;&lt;p&gt;Fr&lt;/p&gt;","","","","","","","","","","&lt;p&gt;Hä&lt;/p&gt;","&lt;p&gt;Cle&lt;/p&gt;&lt;p&gt;Fun&lt;/p&gt;&lt;p&gt;RoP&lt;/p&gt;","","&lt;p&gt;He&lt;/p&gt;","&lt;p&gt;Eh&lt;/p&gt;","&lt;p&gt;PM&lt;/p&gt;","","&lt;p&gt;Sod&lt;/p&gt;","","","","","","","","","","","&lt;p&gt;Eh&lt;/p&gt;","&lt;p&gt;PM&lt;/p&gt;","","&lt;p&gt;Sod&lt;/p&gt;","","","","","","","","","","","","","",""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1T08:56:48.40</meta:creation-date>
    <meta:document-statistic meta:table-count="0" meta:image-count="0" meta:object-count="0" meta:page-count="2" meta:paragraph-count="1" meta:word-count="1" meta:character-count="6260"/>
    <dc:date>2020-07-01T11:49:25.67</dc:date>
    <meta:editing-duration>PT22M6S</meta:editing-duration>
    <meta:editing-cycles>1</meta:editing-cycles>
    <meta:generator>OpenOffice/4.1.7$Win32 OpenOffice.org_project/417m1$Build-9800</meta:generator>
  </office:meta>
</office:document-meta>
</file>